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6.47cm"/>
    </style:style>
    <style:style style:name="co9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lu 8mm 420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lu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6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20">
            <text:p>2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0mm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13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</text:p>
          </table:table-cell>
          <table:table-cell table:style-name="ce13" office:value-type="float" office:value="37">
            <text:p>37</text:p>
          </table:table-cell>
          <table:table-cell table:style-name="ce15" office:value-type="string">
            <text:p>45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1">
            <text:p>1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6mm tête fraisée</text:p>
          </table:table-cell>
          <table:table-cell table:style-name="ce13" office:value-type="float" office:value="39">
            <text:p>39</text:p>
          </table:table-cell>
          <table:table-cell table:style-name="ce15" office:value-type="string">
            <text:p>30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 tête fraisée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12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6" office:value-type="string">
            <text:p>Rondelles M3 larges</text:p>
          </table:table-cell>
          <table:table-cell table:style-name="ce13" office:value-type="float" office:value="80">
            <text:p>80</text:p>
          </table:table-cell>
          <table:table-cell table:style-name="ce15" office:value-type="string">
            <text:p>48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Rondelles M3 standards</text:p>
          </table:table-cell>
          <table:table-cell table:style-name="ce13" office:value-type="float" office:value="120">
            <text:p>120</text:p>
          </table:table-cell>
          <table:table-cell table:style-name="ce16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23">
            <text:p>23</text:p>
          </table:table-cell>
          <table:table-cell table:style-name="ce15" office:value-type="string">
            <text:p>11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x M3</text:p>
          </table:table-cell>
          <table:table-cell table:style-name="ce13" office:value-type="float" office:value="146">
            <text:p>146</text:p>
          </table:table-cell>
          <table:table-cell table:style-name="ce15" office:value-type="string">
            <text:p>48,16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style-name="ce30"/>
          <table:table-cell table:number-columns-repeated="1018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style-name="ce23" office:value-type="string">
            <text:p>Notes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1"/>
          <table:table-cell table:style-name="ce32"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1"/>
          <table:table-cell table:style-name="ce32" table:number-columns-repeated="1018"/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BASE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ENDSTOP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LIP_ENDSTOP_Y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5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6])" office:value-type="float" office:value="1850">
            <text:p>18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7]/60" office:value-type="float" office:value="30.8333333333333">
            <text:p>30,8333333333</text:p>
          </table:table-cell>
          <table:table-cell table:style-name="ce30"/>
          <table:table-cell table:number-columns-repeated="1018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3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8" table:default-cell-style-name="Default"/>
        <table:table-column table:style-name="co9" table:number-columns-repeated="9" table:default-cell-style-name="ce35"/>
        <table:table-column table:style-name="co4" table:number-columns-repeated="1000" table:default-cell-style-name="Default"/>
        <table:table-row table:style-name="ro12">
          <table:table-cell table:style-name="ce34" office:value-type="string">
            <text:p>Etape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34" office:value-type="string">
            <text:p>Total</text:p>
          </table:table-cell>
          <table:table-cell table:style-name="ce21" table:number-columns-repeated="999"/>
        </table:table-row>
        <table:table-row table:style-name="ro7">
          <table:table-cell table:style-name="ce30" office:value-type="string">
            <text:p>Vis M3x8mm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10mm</text:p>
          </table:table-cell>
          <table:table-cell table:style-name="ce27" table:number-columns-repeated="7"/>
          <table:table-cell table:style-name="ce27" office:value-type="float" office:value="12">
            <text:p>12</text:p>
          </table:table-cell>
          <table:table-cell table:style-name="ce27" office:value-type="float" office:value="4">
            <text:p>4</text:p>
          </table:table-cell>
          <table:table-cell table:style-name="ce36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0mm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36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5mm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36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30mm</text:p>
          </table:table-cell>
          <table:table-cell table:style-name="ce27" table:number-columns-repeated="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36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40mm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60mm</text:p>
          </table:table-cell>
          <table:table-cell table:style-name="ce27" table:number-columns-repeated="5"/>
          <table:table-cell table:number-columns-repeated="2"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16mm tête fraisée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4"/>
          <table:table-cell table:style-name="ce36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0mm tête fraisée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40mm tête fraisée</text:p>
          </table:table-cell>
          <table:table-cell table:style-name="ce27" table:number-columns-repeated="4"/>
          <table:table-cell table:style-name="ce27" office:value-type="float" office:value="4">
            <text:p>4</text:p>
          </table:table-cell>
          <table:table-cell table:style-name="ce27" table:number-columns-repeated="4"/>
          <table:table-cell table:style-name="ce36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agglo 4x20mm tête bombée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agglo 4x20mm tête fraisée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36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3 larges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/>
          <table:table-cell table:style-name="ce36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3 standard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7">
            <text:p>17</text:p>
          </table:table-cell>
          <table:table-cell table:style-name="ce36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4 standards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x nylstop M3</text:p>
          </table:table-cell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x M3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4">
            <text:p>14</text:p>
          </table:table-cell>
          <table:table-cell table:style-name="ce36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s M8</text:p>
          </table:table-cell>
          <table:table-cell table:style-name="ce27" table:number-columns-repeated="8"/>
          <table:table-cell table:style-name="ce27" office:value-type="float" office:value="7">
            <text:p>7</text:p>
          </table:table-cell>
          <table:table-cell table:style-name="ce36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 M8 papillon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36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4:15:20.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11T14:17:15.58</dc:date>
    <meta:editing-duration>P8DT20H5M1S</meta:editing-duration>
    <meta:editing-cycles>651</meta:editing-cycles>
    <meta:print-date>2014-01-02T14:17:00.18</meta:print-date>
    <meta:document-statistic meta:table-count="4" meta:cell-count="419" meta:object-count="0"/>
  </office:meta>
</office:document-meta>
</file>